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gChainProperties" style:family="table">
      <style:table-properties style:width="19.607cm" table:align="left"/>
    </style:style>
    <style:style style:name="TagChainProperties.A" style:family="table-column">
      <style:table-column-properties style:column-width="6.348cm"/>
    </style:style>
    <style:style style:name="TagChainProperties.B" style:family="table-column">
      <style:table-column-properties style:column-width="1.896cm"/>
    </style:style>
    <style:style style:name="TagChainProperties.C" style:family="table-column">
      <style:table-column-properties style:column-width="2.962cm"/>
    </style:style>
    <style:style style:name="TagChainProperties.D" style:family="table-column">
      <style:table-column-properties style:column-width="2.78cm"/>
    </style:style>
    <style:style style:name="TagChainProperties.E" style:family="table-column">
      <style:table-column-properties style:column-width="1.642cm"/>
    </style:style>
    <style:style style:name="TagChainProperties.F" style:family="table-column">
      <style:table-column-properties style:column-width="1.99cm"/>
    </style:style>
    <style:style style:name="TagChainProperti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gChainProperties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gChainProperties.G1" style:family="table-cell">
      <style:table-cell-properties fo:background-color="transparent" fo:padding="0.097cm" fo:border="0.002cm solid #000000">
        <style:background-image/>
      </style:table-cell-properties>
    </style:style>
    <style:style style:name="TagChainProperties.A2" style:family="table-cell">
      <style:table-cell-properties fo:padding="0.097cm" fo:border-left="0.002cm solid #000000" fo:border-right="none" fo:border-top="none" fo:border-bottom="0.002cm solid #000000"/>
    </style:style>
    <style:style style:name="TagChainProperties.F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gChainProperties.G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9.607cm" table:align="left"/>
    </style:style>
    <style:style style:name="Tabelle2.A" style:family="table-column">
      <style:table-column-properties style:column-width="6.348cm"/>
    </style:style>
    <style:style style:name="Tabelle2.B" style:family="table-column">
      <style:table-column-properties style:column-width="1.896cm"/>
    </style:style>
    <style:style style:name="Tabelle2.C" style:family="table-column">
      <style:table-column-properties style:column-width="2.962cm"/>
    </style:style>
    <style:style style:name="Tabelle2.D" style:family="table-column">
      <style:table-column-properties style:column-width="2.78cm"/>
    </style:style>
    <style:style style:name="Tabelle2.E" style:family="table-column">
      <style:table-column-properties style:column-width="1.642cm"/>
    </style:style>
    <style:style style:name="Tabelle2.F" style:family="table-column">
      <style:table-column-properties style:column-width="1.99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G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" style:family="table">
      <style:table-properties style:width="27.834cm" fo:margin-left="0cm" fo:margin-right="-0.134cm" table:align="margins"/>
    </style:style>
    <style:style style:name="Table1.A" style:family="table-column">
      <style:table-column-properties style:column-width="4.156cm" style:rel-column-width="2356*"/>
    </style:style>
    <style:style style:name="Table1.B" style:family="table-column">
      <style:table-column-properties style:column-width="2.566cm" style:rel-column-width="1455*"/>
    </style:style>
    <style:style style:name="Table1.C" style:family="table-column">
      <style:table-column-properties style:column-width="2.196cm" style:rel-column-width="1245*"/>
    </style:style>
    <style:style style:name="Table1.D" style:family="table-column">
      <style:table-column-properties style:column-width="3.334cm" style:rel-column-width="1890*"/>
    </style:style>
    <style:style style:name="Table1.E" style:family="table-column">
      <style:table-column-properties style:column-width="1.928cm" style:rel-column-width="1093*"/>
    </style:style>
    <style:style style:name="Table1.F" style:family="table-column">
      <style:table-column-properties style:column-width="1.746cm" style:rel-column-width="990*"/>
    </style:style>
    <style:style style:name="Table1.G" style:family="table-column">
      <style:table-column-properties style:column-width="3.018cm" style:rel-column-width="1711*"/>
    </style:style>
    <style:style style:name="Table1.H" style:family="table-column">
      <style:table-column-properties style:column-width="2.408cm" style:rel-column-width="1365*"/>
    </style:style>
    <style:style style:name="Table1.I" style:family="table-column">
      <style:table-column-properties style:column-width="2.672cm" style:rel-column-width="1515*"/>
    </style:style>
    <style:style style:name="Table1.J" style:family="table-column">
      <style:table-column-properties style:column-width="1.349cm" style:rel-column-width="765*"/>
    </style:style>
    <style:style style:name="Table1.K" style:family="table-column">
      <style:table-column-properties style:column-width="0.758cm" style:rel-column-width="430*"/>
    </style:style>
    <style:style style:name="Table1.L" style:family="table-column">
      <style:table-column-properties style:column-width="0.877cm" style:rel-column-width="497*"/>
    </style:style>
    <style:style style:name="Table1.M" style:family="table-column">
      <style:table-column-properties style:column-width="0.815cm" style:rel-column-width="46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M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M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7.665cm" table:align="left"/>
    </style:style>
    <style:style style:name="Table2.A" style:family="table-column">
      <style:table-column-properties style:column-width="5.055cm"/>
    </style:style>
    <style:style style:name="Table2.B" style:family="table-column">
      <style:table-column-properties style:column-width="2.54cm"/>
    </style:style>
    <style:style style:name="Table2.C" style:family="table-column">
      <style:table-column-properties style:column-width="2.064cm"/>
    </style:style>
    <style:style style:name="Table2.E" style:family="table-column">
      <style:table-column-properties style:column-width="2.949cm"/>
    </style:style>
    <style:style style:name="Table2.F" style:family="table-column">
      <style:table-column-properties style:column-width="2.154cm"/>
    </style:style>
    <style:style style:name="Table2.G" style:family="table-column">
      <style:table-column-properties style:column-width="3.203cm"/>
    </style:style>
    <style:style style:name="Table2.H" style:family="table-column">
      <style:table-column-properties style:column-width="2.805cm"/>
    </style:style>
    <style:style style:name="Table2.I" style:family="table-column">
      <style:table-column-properties style:column-width="2.378cm"/>
    </style:style>
    <style:style style:name="Table2.J" style:family="table-column">
      <style:table-column-properties style:column-width="0.658cm"/>
    </style:style>
    <style:style style:name="Table2.L" style:family="table-column">
      <style:table-column-properties style:column-width="0.66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H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L1" style:family="table-cell">
      <style:table-cell-properties fo:background-color="transparent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L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able_20_Heading">
      <style:text-properties style:font-name="Arial"/>
    </style:style>
    <style:style style:name="P3" style:family="paragraph" style:parent-style-name="Table_20_Heading">
      <style:text-properties style:font-name="Arial" fo:font-style="italic" style:font-style-asian="italic" style:font-style-complex="italic" style:text-rotation-angle="0" style:text-rotation-scale="line-height" style:text-scale="86%"/>
    </style:style>
    <style:style style:name="P4" style:family="paragraph" style:parent-style-name="Table_20_Heading">
      <style:text-properties style:font-name="Arial" style:text-rotation-angle="0" style:text-rotation-scale="line-height" style:text-scale="86%"/>
    </style:style>
    <style:style style:name="P5" style:family="paragraph" style:parent-style-name="Table_20_Heading">
      <style:text-properties style:font-name="Arial" fo:font-size="8pt" style:font-size-asian="8pt" style:font-size-complex="8pt"/>
    </style:style>
    <style:style style:name="P6" style:family="paragraph" style:parent-style-name="Table_20_Heading">
      <style:text-properties style:font-name="Arial" fo:font-size="8pt" style:font-size-asian="8pt" style:font-size-complex="8pt" style:text-rotation-angle="0" style:text-rotation-scale="line-height" style:text-scale="86%"/>
    </style:style>
    <style:style style:name="P7" style:family="paragraph" style:parent-style-name="Table_20_Heading">
      <style:text-properties style:font-name="Arial" fo:font-size="8pt" fo:font-style="italic" style:font-size-asian="8pt" style:font-style-asian="italic" style:font-size-complex="8pt" style:font-style-complex="italic" style:text-rotation-angle="0" style:text-rotation-scale="line-height" style:text-scale="86%"/>
    </style:style>
    <style:style style:name="P8" style:family="paragraph" style:parent-style-name="Table_20_Heading"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 style:text-rotation-angle="0" style:text-rotation-scale="line-height" style:text-scale="86%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15" style:family="paragraph" style:parent-style-name="Table_20_Contents"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9" style:family="paragraph" style:parent-style-name="Table_20_Contents">
      <style:text-properties fo:color="#000000" style:font-name="Arial" fo:font-size="8pt" fo:font-style="normal" style:font-name-asian="Courier New" style:font-size-asian="8pt" style:font-style-asian="normal" style:font-name-complex="Courier New" style:font-size-complex="8pt" style:font-style-complex="normal"/>
    </style:style>
    <style:style style:name="P20" style:family="paragraph" style:parent-style-name="Table_20_Contents">
      <style:text-properties fo:color="#000000" style:font-name="Arial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21" style:family="paragraph" style:parent-style-name="Standard">
      <style:text-properties style:font-name="Arial"/>
    </style:style>
    <style:style style:name="P22" style:family="paragraph" style:parent-style-name="Standard">
      <style:text-properties style:font-name="Arial" fo:font-size="8pt" style:font-size-asian="8pt" style:font-size-complex="8pt"/>
    </style:style>
    <style:style style:name="P23" style:family="paragraph" style:parent-style-name="Standard">
      <style:text-properties fo:font-size="8pt" style:font-size-asian="8pt" style:font-size-complex="8pt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25" style:family="paragraph" style:parent-style-name="Text_20_body">
      <style:text-properties style:font-name="Arial"/>
    </style:style>
    <style:style style:name="P26" style:family="paragraph" style:parent-style-name="Heading_20_1">
      <style:paragraph-properties fo:text-align="center" style:justify-single-word="false"/>
      <style:text-properties style:font-name="Arial"/>
    </style:style>
    <style:style style:name="P27" style:family="paragraph" style:parent-style-name="Heading_20_1">
      <style:paragraph-properties fo:text-align="center" style:justify-single-word="false" fo:break-before="page"/>
      <style:text-properties style:font-name="Arial"/>
    </style:style>
    <style:style style:name="P28" style:family="paragraph" style:parent-style-name="Table_20_Contents">
      <style:text-properties fo:color="#000000" style:font-name="Arial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1" style:family="paragraph" style:parent-style-name="Table_20_Heading">
      <style:text-properties style:font-name="Arial" fo:font-size="8pt" style:font-size-asian="8pt" style:font-size-complex="8pt" style:text-rotation-angle="0" style:text-rotation-scale="line-height" style:text-scale="86%"/>
    </style:style>
    <style:style style:name="P32" style:family="paragraph" style:parent-style-name="Table_20_Heading">
      <style:text-properties style:font-name="Arial" fo:font-size="8pt" fo:font-style="italic" style:font-size-asian="8pt" style:font-style-asian="italic" style:font-size-complex="8pt" style:font-style-complex="italic" style:text-rotation-angle="0" style:text-rotation-scale="line-height" style:text-scale="86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size-asian="8pt"/>
    </style:style>
    <style:style style:name="T5" style:family="text">
      <style:text-properties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arameters for „Get Tag“ Chain Elements</text:h>
      <table:table table:name="TagChainProperties" table:style-name="TagChainProperties">
        <table:table-column table:style-name="TagChainProperties.A"/>
        <table:table-column table:style-name="TagChainProperties.B"/>
        <table:table-column table:style-name="TagChainProperties.C"/>
        <table:table-column table:style-name="TagChainProperties.D"/>
        <table:table-column table:style-name="TagChainProperties.E"/>
        <table:table-column table:style-name="TagChainProperties.F" table:number-columns-repeated="2"/>
        <table:table-row>
          <table:table-cell table:style-name="TagChainProperties.A1" office:value-type="string">
            <text:p text:style-name="P2"/>
          </table:table-cell>
          <table:table-cell table:style-name="TagChainProperties.A1" office:value-type="string">
            <text:p text:style-name="P3">String</text:p>
            <text:p text:style-name="P4">ReqUser </text:p>
          </table:table-cell>
          <table:table-cell table:style-name="TagChainProperties.A1" office:value-type="string">
            <text:p text:style-name="P4"><text:span text:style-name="T1">GroupingEntity</text:span> </text:p>
            <text:p text:style-name="P4">grouping</text:p>
          </table:table-cell>
          <table:table-cell table:style-name="TagChainProperties.A1" office:value-type="string">
            <text:p text:style-name="P3">String</text:p>
            <text:p text:style-name="P4">ReqgroupingName</text:p>
          </table:table-cell>
          <table:table-cell table:style-name="TagChainProperties.A1" office:value-type="string">
            <text:p text:style-name="P3">String</text:p>
            <text:p text:style-name="P4">regex</text:p>
          </table:table-cell>
          <table:table-cell table:style-name="TagChainProperties.F1" office:value-type="string">
            <text:p text:style-name="P3">String</text:p>
            <text:p text:style-name="P4">tagName</text:p>
          </table:table-cell>
          <table:table-cell table:style-name="TagChainProperties.G1" office:value-type="string">
            <text:p text:style-name="P3">String Search</text:p>
          </table:table-cell>
        </table:table-row>
        <table:table-row>
          <table:table-cell table:style-name="TagChainProperties.A2" office:value-type="string">
            <text:p text:style-name="P9">GetAllTags</text:p>
          </table:table-cell>
          <table:table-cell table:style-name="TagChainProperties.A2" office:value-type="string">
            <text:p text:style-name="P10">ø</text:p>
          </table:table-cell>
          <table:table-cell table:style-name="TagChainProperties.A2" office:value-type="string">
            <text:p text:style-name="P13">all</text:p>
          </table:table-cell>
          <table:table-cell table:style-name="TagChainProperties.A2" office:value-type="string">
            <text:p text:style-name="P10">ø</text:p>
          </table:table-cell>
          <table:table-cell table:style-name="TagChainProperties.A2" office:value-type="string">
            <text:p text:style-name="P10">not_pres</text:p>
          </table:table-cell>
          <table:table-cell table:style-name="TagChainProperties.F2" office:value-type="string">
            <text:p text:style-name="P10">ø</text:p>
          </table:table-cell>
          <table:table-cell table:style-name="TagChainProperties.G2" office:value-type="string">
            <text:p text:style-name="P10">ø</text:p>
          </table:table-cell>
        </table:table-row>
        <table:table-row>
          <table:table-cell table:style-name="TagChainProperties.A2" office:value-type="string">
            <text:p text:style-name="P9">GetTagsByExpression</text:p>
          </table:table-cell>
          <table:table-cell table:style-name="TagChainProperties.A2" office:value-type="string">
            <text:p text:style-name="P10">ø</text:p>
          </table:table-cell>
          <table:table-cell table:style-name="TagChainProperties.A2" office:value-type="string">
            <text:p text:style-name="P10">all</text:p>
          </table:table-cell>
          <table:table-cell table:style-name="TagChainProperties.A2" office:value-type="string">
            <text:p text:style-name="P10">ø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F2" office:value-type="string">
            <text:p text:style-name="P10">ø</text:p>
          </table:table-cell>
          <table:table-cell table:style-name="TagChainProperties.G2" office:value-type="string">
            <text:p text:style-name="P10">ø</text:p>
          </table:table-cell>
        </table:table-row>
        <table:table-row>
          <table:table-cell table:style-name="TagChainProperties.A2" office:value-type="string">
            <text:p text:style-name="P9">GetTagsByGroup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14">group</text:p>
          </table:table-cell>
          <table:table-cell table:style-name="TagChainProperties.A2" office:value-type="string">
            <text:p text:style-name="P12">pres</text:p>
          </table:table-cell>
          <table:table-cell table:style-name="TagChainProperties.A2" office:value-type="string">
            <text:p text:style-name="P10">ø</text:p>
          </table:table-cell>
          <table:table-cell table:style-name="TagChainProperties.F2" office:value-type="string">
            <text:p text:style-name="P10">ø</text:p>
          </table:table-cell>
          <table:table-cell table:style-name="TagChainProperties.G2" office:value-type="string">
            <text:p text:style-name="P10">ø</text:p>
          </table:table-cell>
        </table:table-row>
        <table:table-row>
          <table:table-cell table:style-name="TagChainProperties.A2" office:value-type="string">
            <text:p text:style-name="P9">GetTagsByUser</text:p>
          </table:table-cell>
          <table:table-cell table:style-name="TagChainProperties.A2" office:value-type="string">
            <text:p text:style-name="P12">pres</text:p>
          </table:table-cell>
          <table:table-cell table:style-name="TagChainProperties.A2" office:value-type="string">
            <text:p text:style-name="P13">user</text:p>
          </table:table-cell>
          <table:table-cell table:style-name="TagChainProperties.A2" office:value-type="string">
            <text:p text:style-name="P12">pres</text:p>
          </table:table-cell>
          <table:table-cell table:style-name="TagChainProperties.A2" office:value-type="string">
            <text:p text:style-name="P10">ø</text:p>
          </table:table-cell>
          <table:table-cell table:style-name="TagChainProperties.F2" office:value-type="string">
            <text:p text:style-name="P10">ø</text:p>
          </table:table-cell>
          <table:table-cell table:style-name="TagChainProperties.G2" office:value-type="string">
            <text:p text:style-name="P10">ø</text:p>
          </table:table-cell>
        </table:table-row>
        <table:table-row>
          <table:table-cell table:style-name="TagChainProperties.A2" office:value-type="string">
            <text:p text:style-name="P9">GetTagsViewable</text:p>
          </table:table-cell>
          <table:table-cell table:style-name="TagChainProperties.A2" office:value-type="string">
            <text:p text:style-name="P12">pres</text:p>
          </table:table-cell>
          <table:table-cell table:style-name="TagChainProperties.A2" office:value-type="string">
            <text:p text:style-name="P13">viewable</text:p>
          </table:table-cell>
          <table:table-cell table:style-name="TagChainProperties.A2" office:value-type="string">
            <text:p text:style-name="P12">pres</text:p>
          </table:table-cell>
          <table:table-cell table:style-name="TagChainProperties.A2" office:value-type="string">
            <text:p text:style-name="P10">ø</text:p>
          </table:table-cell>
          <table:table-cell table:style-name="TagChainProperties.F2" office:value-type="string">
            <text:p text:style-name="P10">ø</text:p>
          </table:table-cell>
          <table:table-cell table:style-name="TagChainProperties.G2" office:value-type="string">
            <text:p text:style-name="P10">not_pres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 table:number-columns-repeated="2"/>
        <table:table-row>
          <table:table-cell table:style-name="Tabelle2.A1" office:value-type="string">
            <text:p text:style-name="P9">GetTagsByAuthor</text:p>
          </table:table-cell>
          <table:table-cell table:style-name="Tabelle2.A1" office:value-type="string">
            <text:p text:style-name="P10">ø</text:p>
          </table:table-cell>
          <table:table-cell table:style-name="Tabelle2.A1" office:value-type="string">
            <text:p text:style-name="P13">viewable</text:p>
          </table:table-cell>
          <table:table-cell table:style-name="Tabelle2.A1" office:value-type="string">
            <text:p text:style-name="P10">ø</text:p>
          </table:table-cell>
          <table:table-cell table:style-name="Tabelle2.A1" office:value-type="string">
            <text:p text:style-name="P10">ø</text:p>
          </table:table-cell>
          <table:table-cell table:style-name="Tabelle2.F1" office:value-type="string">
            <text:p text:style-name="P10">ø</text:p>
          </table:table-cell>
          <table:table-cell table:style-name="Tabelle2.G1" office:value-type="string">
            <text:p text:style-name="P10">pres</text:p>
          </table:table-cell>
        </table:table-row>
      </table:table>
      <text:p text:style-name="P11">ø = wird nicht geprüft</text:p>
      <text:p text:style-name="P21"/>
      <text:p text:style-name="P21"/>
      <text:p text:style-name="P21">pres = present, i.e. not null or empty (string, list, ...)</text:p>
      <text:p text:style-name="P21">not_pres = not present</text:p>
      <text:h text:style-name="P1" text:outline-level="1"><text:span text:style-name="T3"/></text:h>
      <text:h text:style-name="P27" text:outline-level="1"><text:span text:style-name="T3">Parameters for „Get BibTeX“ Chain Element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String</text:p>
            <text:p text:style-name="P6">UserName</text:p>
          </table:table-cell>
          <table:table-cell table:style-name="Table1.A1" office:value-type="string">
            <text:p text:style-name="P6"><text:span text:style-name="T1">GroupingEntity</text:span> </text:p>
            <text:p text:style-name="P6">grouping</text:p>
          </table:table-cell>
          <table:table-cell table:style-name="Table1.A1" office:value-type="string">
            <text:p text:style-name="P7">String</text:p>
            <text:p text:style-name="P6">RequestedUserName</text:p>
          </table:table-cell>
          <table:table-cell table:style-name="Table1.A1" office:value-type="string">
            <text:p text:style-name="P6"><text:span text:style-name="T1">String</text:span> </text:p>
            <text:p text:style-name="P6">RequestedGroupName</text:p>
          </table:table-cell>
          <table:table-cell table:style-name="Table1.A1" office:value-type="string">
            <text:p text:style-name="P7">String</text:p>
            <text:p text:style-name="P6">search</text:p>
          </table:table-cell>
          <table:table-cell table:style-name="Table1.A1" office:value-type="string">
            <text:p text:style-name="P6"><text:span text:style-name="T1">List&lt;TagIndex&gt;</text:span> </text:p>
            <text:p text:style-name="P6">tagIndex</text:p>
          </table:table-cell>
          <table:table-cell table:style-name="Table1.H1" office:value-type="string">
            <text:p text:style-name="P7">String</text:p>
            <text:p text:style-name="P6">Hash</text:p>
          </table:table-cell>
          <table:table-cell table:style-name="Table1.H1" office:value-type="string">
            <text:p text:style-name="P6"><text:span text:style-name="T1">enum</text:span> </text:p>
            <text:p text:style-name="P6">Order</text:p>
          </table:table-cell>
          <table:table-cell table:style-name="Table1.H1" office:value-type="string">
            <text:p text:style-name="P8">NumSimpleConcepts</text:p>
          </table:table-cell>
          <table:table-cell table:style-name="Table1.H1" office:value-type="string">
            <text:p text:style-name="P8">NumSimpleTags</text:p>
          </table:table-cell>
          <table:table-cell table:style-name="Table1.H1" office:value-type="string">
            <text:p text:style-name="P8">NumTransitiveConcepts</text:p>
          </table:table-cell>
          <table:table-cell table:style-name="Table1.M1" office:value-type="string">
            <text:p text:style-name="P8">GroupId</text:p>
          </table:table-cell>
        </table:table-row>
        <table:table-row>
          <table:table-cell table:style-name="Table1.A2" office:value-type="string">
            <text:p text:style-name="P15">GetBibtexByConceptForUser</text:p>
          </table:table-cell>
          <table:table-cell table:style-name="Table1.A2" office:value-type="string">
            <text:p text:style-name="P16">pres</text:p>
          </table:table-cell>
          <table:table-cell table:style-name="Table1.A2" office:value-type="string">
            <text:p text:style-name="P17">user</text:p>
          </table:table-cell>
          <table:table-cell table:style-name="Table1.A2" office:value-type="string">
            <text:p text:style-name="P16">pres</text:p>
          </table:table-cell>
          <table:table-cell table:style-name="Table1.A2" office:value-type="string">
            <text:p text:style-name="P16">ø</text:p>
          </table:table-cell>
          <table:table-cell table:style-name="Table1.A2" office:value-type="string">
            <text:p text:style-name="P16">not_pres</text:p>
          </table:table-cell>
          <table:table-cell table:style-name="Table1.A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&gt;0</text:p>
          </table:table-cell>
          <table:table-cell table:style-name="Table1.H2" office:value-type="string">
            <text:p text:style-name="P16">0</text:p>
          </table:table-cell>
          <table:table-cell table:style-name="Table1.H2" office:value-type="string">
            <text:p text:style-name="P16">0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A2" office:value-type="string">
            <text:p text:style-name="P15">GetBibtexByFriends</text:p>
          </table:table-cell>
          <table:table-cell table:style-name="Table1.A2" office:value-type="string">
            <text:p text:style-name="P16">pres</text:p>
          </table:table-cell>
          <table:table-cell table:style-name="Table1.A2" office:value-type="string">
            <text:p text:style-name="P17">friend</text:p>
          </table:table-cell>
          <table:table-cell table:style-name="Table1.A2" office:value-type="string">
            <text:p text:style-name="P16">not_pres</text:p>
          </table:table-cell>
          <table:table-cell table:style-name="Table1.A2" office:value-type="string">
            <text:p text:style-name="P16">not_pres</text:p>
          </table:table-cell>
          <table:table-cell table:style-name="Table1.A2" office:value-type="string">
            <text:p text:style-name="P16">not_pres</text:p>
          </table:table-cell>
          <table:table-cell table:style-name="Table1.A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A2" office:value-type="string">
            <text:p text:style-name="P15">GetBibtexByHash</text:p>
          </table:table-cell>
          <table:table-cell table:style-name="Table1.A2" office:value-type="string">
            <text:p text:style-name="P16">ø</text:p>
          </table:table-cell>
          <table:table-cell table:style-name="Table1.A2" office:value-type="string">
            <text:p text:style-name="P18">all</text:p>
          </table:table-cell>
          <table:table-cell table:style-name="Table1.A2" office:value-type="string">
            <text:p text:style-name="P16">ø</text:p>
          </table:table-cell>
          <table:table-cell table:style-name="Table1.A2" office:value-type="string">
            <text:p text:style-name="P16">ø</text:p>
          </table:table-cell>
          <table:table-cell table:style-name="Table1.A2" office:value-type="string">
            <text:p text:style-name="P16">not_pres</text:p>
          </table:table-cell>
          <table:table-cell table:style-name="Table1.A2" office:value-type="string">
            <text:p text:style-name="P16">not_pre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A2" office:value-type="string">
            <text:p text:style-name="P15">GetBibtexByHashForUser</text:p>
          </table:table-cell>
          <table:table-cell table:style-name="Table1.A2" office:value-type="string">
            <text:p text:style-name="P16">ø</text:p>
          </table:table-cell>
          <table:table-cell table:style-name="Table1.A2" office:value-type="string">
            <text:p text:style-name="P18">user</text:p>
          </table:table-cell>
          <table:table-cell table:style-name="Table1.A2" office:value-type="string">
            <text:p text:style-name="P16">ø</text:p>
          </table:table-cell>
          <table:table-cell table:style-name="Table1.A2" office:value-type="string">
            <text:p text:style-name="P16">pres</text:p>
          </table:table-cell>
          <table:table-cell table:style-name="Table1.A2" office:value-type="string">
            <text:p text:style-name="P16">not_pres</text:p>
          </table:table-cell>
          <table:table-cell table:style-name="Table1.A2" office:value-type="string">
            <text:p text:style-name="P16">not_pre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A2" office:value-type="string">
            <text:p text:style-name="P15">GetBibtexByTagNames</text:p>
          </table:table-cell>
          <table:table-cell table:style-name="Table1.A2" office:value-type="string">
            <text:p text:style-name="P16">ø</text:p>
          </table:table-cell>
          <table:table-cell table:style-name="Table1.A2" office:value-type="string">
            <text:p text:style-name="P17">all</text:p>
          </table:table-cell>
          <table:table-cell table:style-name="Table1.A2" office:value-type="string">
            <text:p text:style-name="P16">ø</text:p>
          </table:table-cell>
          <table:table-cell table:style-name="Table1.A2" office:value-type="string">
            <text:p text:style-name="P16">ø</text:p>
          </table:table-cell>
          <table:table-cell table:style-name="Table1.A2" office:value-type="string">
            <text:p text:style-name="P16">not_pres</text:p>
          </table:table-cell>
          <table:table-cell table:style-name="Table1.A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0</text:p>
          </table:table-cell>
          <table:table-cell table:style-name="Table1.H2" office:value-type="string">
            <text:p text:style-name="P16">&gt;0</text:p>
          </table:table-cell>
          <table:table-cell table:style-name="Table1.H2" office:value-type="string">
            <text:p text:style-name="P16">0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H2" office:value-type="string">
            <text:p text:style-name="P23">GetBibtexByTagNamesAndUser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7">user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0</text:p>
          </table:table-cell>
          <table:table-cell table:style-name="Table1.H2" office:value-type="string">
            <text:p text:style-name="P16">&gt;0</text:p>
          </table:table-cell>
          <table:table-cell table:style-name="Table1.H2" office:value-type="string">
            <text:p text:style-name="P16">0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H2" office:value-type="string">
            <text:p text:style-name="P19">GetBibtexForGroup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7">group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H2" office:value-type="string">
            <text:p text:style-name="P19">GetBibtexForGroupAndTag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7">group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0</text:p>
          </table:table-cell>
          <table:table-cell table:style-name="Table1.H2" office:value-type="string">
            <text:p text:style-name="P16">&gt;0</text:p>
          </table:table-cell>
          <table:table-cell table:style-name="Table1.H2" office:value-type="string">
            <text:p text:style-name="P16">0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H2" office:value-type="string">
            <text:p text:style-name="P19">GetBibtexForHomePage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all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H2" office:value-type="string">
            <text:p text:style-name="P19">GetBibtexForUser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7">user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not_pres</text:p>
          </table:table-cell>
        </table:table-row>
        <table:table-row>
          <table:table-cell table:style-name="Table1.H2" office:value-type="string">
            <text:p text:style-name="P19">GetBibtexOfFriendsByTag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7">friend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0</text:p>
          </table:table-cell>
          <table:table-cell table:style-name="Table1.H2" office:value-type="string">
            <text:p text:style-name="P16">&gt;0</text:p>
          </table:table-cell>
          <table:table-cell table:style-name="Table1.H2" office:value-type="string">
            <text:p text:style-name="P16">0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H2" office:value-type="string">
            <text:p text:style-name="P19">GetBibtexOfFriendsByUser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7">friend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H2" office:value-type="string">
            <text:p text:style-name="P19">GetBibtexPopular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7">all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popular</text:span>)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H2" office:value-type="string">
            <text:p text:style-name="P20">GetBibtexViewable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7">viewable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H2" office:value-type="string">
            <text:p text:style-name="P20">GetBibTexSearch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7">all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ø</text:p>
          </table:table-cell>
        </table:table-row>
        <table:table-row>
          <table:table-cell table:style-name="Table1.H2" office:value-type="string">
            <text:p text:style-name="P20">GetBibTexByAuthor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7">viewable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not_pres</text:p>
          </table:table-cell>
        </table:table-row>
        <table:table-row>
          <table:table-cell table:style-name="Table1.H2" office:value-type="string">
            <text:p text:style-name="P20">GetBibTexByAuthorAndTag 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7">viewable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pres</text:p>
          </table:table-cell>
          <table:table-cell table:style-name="Table1.H2" office:value-type="string">
            <text:p text:style-name="P16">not_pres</text:p>
          </table:table-cell>
          <table:table-cell table:style-name="Table1.H2" office:value-type="string">
            <text:p text:style-name="P16">neq(<text:span text:style-name="T1">added</text:span>)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H2" office:value-type="string">
            <text:p text:style-name="P16">ø</text:p>
          </table:table-cell>
          <table:table-cell table:style-name="Table1.M2" office:value-type="string">
            <text:p text:style-name="P16">ø</text:p>
          </table:table-cell>
        </table:table-row>
      </table:table>
      <text:p text:style-name="P25"/>
      <text:p text:style-name="P21">neq(<text:span text:style-name="T1">value</text:span>) = null_or_equal(<text:span text:style-name="T1">value</text:span>)</text:p>
      <text:h text:style-name="P24" text:outline-level="1">Parameters for „Get Bookmark“ Chain Elemen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tring</text:p>
            <text:p text:style-name="P6">UserName</text:p>
          </table:table-cell>
          <table:table-cell table:style-name="Table2.A1" office:value-type="string">
            <text:p text:style-name="P6"><text:span text:style-name="T1">GroupingEntity</text:span> </text:p>
            <text:p text:style-name="P6">grouping</text:p>
          </table:table-cell>
          <table:table-cell table:style-name="Table2.A1" office:value-type="string">
            <text:p text:style-name="P7">String</text:p>
            <text:p text:style-name="P6">RequestedUserName</text:p>
          </table:table-cell>
          <table:table-cell table:style-name="Table2.A1" office:value-type="string">
            <text:p text:style-name="P6"><text:span text:style-name="T1">String</text:span> </text:p>
            <text:p text:style-name="P6">RequestedGroupName</text:p>
          </table:table-cell>
          <table:table-cell table:style-name="Table2.A1" office:value-type="string">
            <text:p text:style-name="P7">String</text:p>
            <text:p text:style-name="P6">search</text:p>
          </table:table-cell>
          <table:table-cell table:style-name="Table2.A1" office:value-type="string">
            <text:p text:style-name="P6"><text:span text:style-name="T1">List&lt;TagIndex&gt;</text:span> </text:p>
            <text:p text:style-name="P6">tagIndex</text:p>
          </table:table-cell>
          <table:table-cell table:style-name="Table2.H1" office:value-type="string">
            <text:p text:style-name="P7">String</text:p>
            <text:p text:style-name="P6">Hash</text:p>
          </table:table-cell>
          <table:table-cell table:style-name="Table2.H1" office:value-type="string">
            <text:p text:style-name="P6"><text:span text:style-name="T1">enum</text:span> </text:p>
            <text:p text:style-name="P6">Order</text:p>
          </table:table-cell>
          <table:table-cell table:style-name="Table2.H1" office:value-type="string">
            <text:p text:style-name="P8">NumSimpleTags</text:p>
          </table:table-cell>
          <table:table-cell table:style-name="Table2.H1" office:value-type="string">
            <text:p text:style-name="P8">NumTransitiveConcepts</text:p>
          </table:table-cell>
          <table:table-cell table:style-name="Table2.L1" office:value-type="string">
            <text:p text:style-name="P8">NumTransitiveConcepts</text:p>
          </table:table-cell>
        </table:table-row>
        <table:table-row>
          <table:table-cell table:style-name="Table2.A2" office:value-type="string">
            <text:p text:style-name="P15">GetBookmarksByConceptForUser</text:p>
          </table:table-cell>
          <table:table-cell table:style-name="Table2.A2" office:value-type="string">
            <text:p text:style-name="P16">pres</text:p>
          </table:table-cell>
          <table:table-cell table:style-name="Table2.A2" office:value-type="string">
            <text:p text:style-name="P17">user</text:p>
          </table:table-cell>
          <table:table-cell table:style-name="Table2.A2" office:value-type="string">
            <text:p text:style-name="P16">pres</text:p>
          </table:table-cell>
          <table:table-cell table:style-name="Table2.A2" office:value-type="string">
            <text:p text:style-name="P16">not_pres</text:p>
          </table:table-cell>
          <table:table-cell table:style-name="Table2.A2" office:value-type="string">
            <text:p text:style-name="P16">not_pres</text:p>
          </table:table-cell>
          <table:table-cell table:style-name="Table2.A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eq(<text:span text:style-name="T1">added</text:span>)</text:p>
          </table:table-cell>
          <table:table-cell table:style-name="Table2.H2" office:value-type="string">
            <text:p text:style-name="P16">&gt;0</text:p>
          </table:table-cell>
          <table:table-cell table:style-name="Table2.H2" office:value-type="string">
            <text:p text:style-name="P16">0</text:p>
          </table:table-cell>
          <table:table-cell table:style-name="Table2.L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5">GetBookmarksByFriends</text:p>
          </table:table-cell>
          <table:table-cell table:style-name="Table2.A2" office:value-type="string">
            <text:p text:style-name="P16">not_pres</text:p>
          </table:table-cell>
          <table:table-cell table:style-name="Table2.A2" office:value-type="string">
            <text:p text:style-name="P17">friend</text:p>
          </table:table-cell>
          <table:table-cell table:style-name="Table2.A2" office:value-type="string">
            <text:p text:style-name="P16">ø</text:p>
          </table:table-cell>
          <table:table-cell table:style-name="Table2.A2" office:value-type="string">
            <text:p text:style-name="P16">pres</text:p>
          </table:table-cell>
          <table:table-cell table:style-name="Table2.A2" office:value-type="string">
            <text:p text:style-name="P16">not_pres</text:p>
          </table:table-cell>
          <table:table-cell table:style-name="Table2.A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A2" office:value-type="string">
            <text:p text:style-name="P15">GetBookmarksByHash</text:p>
          </table:table-cell>
          <table:table-cell table:style-name="Table2.A2" office:value-type="string">
            <text:p text:style-name="P16">ø</text:p>
          </table:table-cell>
          <table:table-cell table:style-name="Table2.A2" office:value-type="string">
            <text:p text:style-name="P18">all</text:p>
          </table:table-cell>
          <table:table-cell table:style-name="Table2.A2" office:value-type="string">
            <text:p text:style-name="P16">ø</text:p>
          </table:table-cell>
          <table:table-cell table:style-name="Table2.A2" office:value-type="string">
            <text:p text:style-name="P16">ø</text:p>
          </table:table-cell>
          <table:table-cell table:style-name="Table2.A2" office:value-type="string">
            <text:p text:style-name="P16">not_pres</text:p>
          </table:table-cell>
          <table:table-cell table:style-name="Table2.A2" office:value-type="string">
            <text:p text:style-name="P16">not_pres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A2" office:value-type="string">
            <text:p text:style-name="P15">GetBookmarksByHashForUser</text:p>
          </table:table-cell>
          <table:table-cell table:style-name="Table2.A2" office:value-type="string">
            <text:p text:style-name="P16">ø</text:p>
          </table:table-cell>
          <table:table-cell table:style-name="Table2.A2" office:value-type="string">
            <text:p text:style-name="P18">user</text:p>
          </table:table-cell>
          <table:table-cell table:style-name="Table2.A2" office:value-type="string">
            <text:p text:style-name="P16">ø</text:p>
          </table:table-cell>
          <table:table-cell table:style-name="Table2.A2" office:value-type="string">
            <text:p text:style-name="P16">pres</text:p>
          </table:table-cell>
          <table:table-cell table:style-name="Table2.A2" office:value-type="string">
            <text:p text:style-name="P16">not_pres</text:p>
          </table:table-cell>
          <table:table-cell table:style-name="Table2.A2" office:value-type="string">
            <text:p text:style-name="P16">not_pres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A2" office:value-type="string">
            <text:p text:style-name="P15">GetBookmarksByTagNames</text:p>
          </table:table-cell>
          <table:table-cell table:style-name="Table2.A2" office:value-type="string">
            <text:p text:style-name="P16">ø</text:p>
          </table:table-cell>
          <table:table-cell table:style-name="Table2.A2" office:value-type="string">
            <text:p text:style-name="P17">all</text:p>
          </table:table-cell>
          <table:table-cell table:style-name="Table2.A2" office:value-type="string">
            <text:p text:style-name="P16">ø</text:p>
          </table:table-cell>
          <table:table-cell table:style-name="Table2.A2" office:value-type="string">
            <text:p text:style-name="P16">ø</text:p>
          </table:table-cell>
          <table:table-cell table:style-name="Table2.A2" office:value-type="string">
            <text:p text:style-name="P16">not_pres</text:p>
          </table:table-cell>
          <table:table-cell table:style-name="Table2.A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eq(<text:span text:style-name="T1">added</text:span>)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H2" office:value-type="string">
            <text:p text:style-name="P23">GetBookmarksByTagNamesAndUser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7">user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eq(<text:span text:style-name="T1">added</text:span>)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H2" office:value-type="string">
            <text:p text:style-name="P19">GetBookmarksForGroup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7">group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H2" office:value-type="string">
            <text:p text:style-name="P19">GetBookmarksForGroupAndTag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7">group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H2" office:value-type="string">
            <text:p text:style-name="P19">GetBookmarksForHomePage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all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eq(<text:span text:style-name="T1">added</text:span>)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H2" office:value-type="string">
            <text:p text:style-name="P19">GetBookmarksForUser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7">user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eq(<text:span text:style-name="T1">added</text:span>)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H2" office:value-type="string">
            <text:p text:style-name="P19">GetBookmarksOfFriendsByTags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7">friend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H2" office:value-type="string">
            <text:p text:style-name="P19">GetBookmarksOfFriendsByUser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7">friend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H2" office:value-type="string">
            <text:p text:style-name="P19">GetBookmarksPopular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7">all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eq(<text:span text:style-name="T1">popular</text:span>)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H2" office:value-type="string">
            <text:p text:style-name="P20">GetBookmarksViewable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7">viewable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ot_pres</text:p>
          </table:table-cell>
          <table:table-cell table:style-name="Table2.H2" office:value-type="string">
            <text:p text:style-name="P16">neq(<text:span text:style-name="T1">added</text:span>)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  <table:table-row>
          <table:table-cell table:style-name="Table2.H2" office:value-type="string">
            <text:p text:style-name="P20">GetBookmarksSearch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7">all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pres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H2" office:value-type="string">
            <text:p text:style-name="P16">ø</text:p>
          </table:table-cell>
          <table:table-cell table:style-name="Table2.L2" office:value-type="string">
            <text:p text:style-name="P16">ø</text:p>
          </table:table-cell>
        </table:table-row>
      </table:table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09T15:30:26</meta:creation-date>
    <dc:date>2007-10-08T09:54:42</dc:date>
    <meta:print-date>2007-09-13T13:09:18</meta:print-date>
    <dc:language>de-DE</dc:language>
    <meta:editing-cycles>84</meta:editing-cycles>
    <meta:editing-duration>P1DT7H48M13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500" meta:word-count="653" meta:character-count="3111"/>
  </office:meta>
</office:document-meta>
</file>